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OpenSymbol1" svg:font-family="Open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6ecf"/>
    </style:style>
    <style:style style:name="P2" style:family="paragraph" style:parent-style-name="Standard">
      <style:text-properties officeooo:rsid="001d8272" officeooo:paragraph-rsid="00099115"/>
    </style:style>
    <style:style style:name="P3" style:family="paragraph" style:parent-style-name="Standard">
      <style:text-properties officeooo:paragraph-rsid="00099115"/>
    </style:style>
    <style:style style:name="P4" style:family="paragraph" style:parent-style-name="Standard">
      <style:text-properties fo:font-size="14pt" fo:language="de" fo:country="DE" style:text-underline-style="solid" style:text-underline-width="auto" style:text-underline-color="font-color" officeooo:rsid="0000143e" officeooo:paragraph-rsid="0000143e" style:font-size-asian="14pt" style:font-size-complex="14pt"/>
    </style:style>
    <style:style style:name="P5" style:family="paragraph" style:parent-style-name="Standard">
      <style:text-properties fo:font-size="14pt" fo:language="de" fo:country="DE" style:text-underline-style="solid" style:text-underline-width="auto" style:text-underline-color="font-color" officeooo:rsid="0000143e" officeooo:paragraph-rsid="00066ecf" style:font-size-asian="14pt" style:font-size-complex="14pt"/>
    </style:style>
    <style:style style:name="P6" style:family="paragraph" style:parent-style-name="Standard">
      <style:paragraph-properties fo:line-height="100%"/>
      <style:text-properties fo:font-size="14pt" fo:language="de" fo:country="DE" style:text-underline-style="solid" style:text-underline-width="auto" style:text-underline-color="font-color" fo:font-weight="normal" officeooo:rsid="00120688" officeooo:paragraph-rsid="00066ecf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de" fo:country="DE" style:text-underline-style="solid" style:text-underline-width="auto" style:text-underline-color="font-color" fo:font-weight="normal" officeooo:rsid="0004b9f2" officeooo:paragraph-rsid="0004b9f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font-size="14pt" fo:language="de" fo:country="DE" style:text-underline-style="solid" style:text-underline-width="auto" style:text-underline-color="font-color" fo:font-weight="normal" officeooo:rsid="00085ed1" officeooo:paragraph-rsid="00085ed1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00%"/>
      <style:text-properties fo:font-size="14pt" fo:language="de" fo:country="DE" officeooo:rsid="00120688" officeooo:paragraph-rsid="00066ecf" style:font-size-asian="14pt" style:font-size-complex="14pt"/>
    </style:style>
    <style:style style:name="P10" style:family="paragraph" style:parent-style-name="Standard">
      <style:paragraph-properties fo:line-height="100%"/>
      <style:text-properties fo:font-size="14pt" fo:language="de" fo:country="DE" fo:font-weight="bold" officeooo:rsid="00120688" officeooo:paragraph-rsid="00066ec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fo:font-size="14pt" fo:language="de" fo:country="DE" style:text-underline-style="none" fo:font-weight="normal" officeooo:rsid="0004b9f2" officeooo:paragraph-rsid="0004b9f2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language="de" fo:country="DE" fo:font-weight="normal" officeooo:rsid="0016ea16" officeooo:paragraph-rsid="0009911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end" style:justify-single-word="false"/>
      <style:text-properties fo:font-size="10pt" fo:language="de" fo:country="DE" style:text-underline-style="none" officeooo:rsid="0004b9f2" officeooo:paragraph-rsid="0004b9f2" style:font-size-asian="14pt" style:font-size-complex="14pt"/>
    </style:style>
    <style:style style:name="P14" style:family="paragraph" style:parent-style-name="Standard">
      <style:text-properties fo:font-size="10pt" fo:language="de" fo:country="DE" style:text-underline-style="none" fo:font-weight="normal" officeooo:rsid="00099115" officeooo:paragraph-rsid="00099115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language="de" fo:country="DE" officeooo:rsid="00120688" officeooo:paragraph-rsid="00066ecf" style:font-size-asian="12pt" style:font-size-complex="12pt"/>
    </style:style>
    <style:style style:name="P16" style:family="paragraph" style:parent-style-name="Standard">
      <style:text-properties fo:font-size="12pt" fo:language="de" fo:country="DE" style:text-underline-style="none" officeooo:rsid="00120688" officeooo:paragraph-rsid="00066ecf" style:font-size-asian="12pt" style:font-size-complex="12pt"/>
    </style:style>
    <style:style style:name="P17" style:family="paragraph" style:parent-style-name="Standard">
      <style:text-properties fo:font-size="12pt" fo:language="de" fo:country="DE" style:text-underline-style="none" officeooo:rsid="00066ecf" officeooo:paragraph-rsid="00066ecf" style:font-size-asian="12pt" style:font-size-complex="12pt"/>
    </style:style>
    <style:style style:name="P18" style:family="paragraph" style:parent-style-name="Standard">
      <style:text-properties fo:font-size="12pt" fo:language="de" fo:country="DE" style:text-underline-style="none" officeooo:rsid="0000bbf8" officeooo:paragraph-rsid="0000143e" style:font-size-asian="10.5pt" style:font-size-complex="12pt"/>
    </style:style>
    <style:style style:name="P19" style:family="paragraph" style:parent-style-name="Standard">
      <style:text-properties fo:font-size="12pt" fo:language="de" fo:country="DE" style:text-underline-style="none" officeooo:rsid="0000bbf8" officeooo:paragraph-rsid="0000bbf8" style:font-size-asian="10.5pt" style:font-size-complex="12pt"/>
    </style:style>
    <style:style style:name="P20" style:family="paragraph" style:parent-style-name="Standard">
      <style:text-properties fo:font-size="12pt" fo:language="de" fo:country="DE" style:text-underline-style="none" fo:font-weight="bold" officeooo:rsid="0001d966" officeooo:paragraph-rsid="0001d966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2pt" fo:language="de" fo:country="DE" style:text-underline-style="none" fo:font-weight="normal" officeooo:rsid="0001d966" officeooo:paragraph-rsid="0001d96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font-size="12pt" fo:language="de" fo:country="DE" style:text-underline-style="none" fo:font-weight="normal" officeooo:rsid="00066ecf" officeooo:paragraph-rsid="00066ecf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font-size="12pt" fo:language="de" fo:country="DE" style:text-underline-style="none" fo:font-weight="normal" officeooo:rsid="001d8272" officeooo:paragraph-rsid="00099115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language="de" fo:country="DE" style:text-underline-style="none" fo:font-weight="normal" officeooo:rsid="0016ea16" officeooo:paragraph-rsid="00099115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language="de" fo:country="DE" fo:font-weight="bold" officeooo:rsid="0016ea16" officeooo:paragraph-rsid="00066ecf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language="de" fo:country="DE" fo:font-weight="bold" officeooo:rsid="001b8fa8" officeooo:paragraph-rsid="00085ed1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fo:language="de" fo:country="DE" fo:font-weight="normal" officeooo:rsid="0016ea16" officeooo:paragraph-rsid="00066ecf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language="de" fo:country="DE" fo:font-weight="normal" officeooo:rsid="0016ea16" officeooo:paragraph-rsid="00085ed1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language="de" fo:country="DE" fo:font-weight="normal" officeooo:rsid="0016ea16" officeooo:paragraph-rsid="00099115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language="de" fo:country="DE" fo:font-weight="normal" officeooo:rsid="00085ed1" officeooo:paragraph-rsid="00085ed1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language="de" fo:country="DE" fo:font-weight="normal" officeooo:rsid="001e5237" officeooo:paragraph-rsid="00099115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language="de" fo:country="DE" fo:font-weight="normal" officeooo:rsid="001c9fa3" officeooo:paragraph-rsid="00099115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fo:font-size="12pt" fo:language="de" fo:country="DE" style:text-underline-style="solid" style:text-underline-width="auto" style:text-underline-color="font-color" fo:font-weight="normal" officeooo:rsid="0016ea16" officeooo:paragraph-rsid="00066ecf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fo:font-size="12pt" fo:language="de" fo:country="DE" style:text-underline-style="solid" style:text-underline-width="auto" style:text-underline-color="font-color" fo:font-weight="normal" officeooo:rsid="0016ea16" officeooo:paragraph-rsid="00085ed1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language="de" fo:country="DE" style:text-underline-style="solid" style:text-underline-width="auto" style:text-underline-color="font-color" fo:font-weight="normal" officeooo:rsid="00099115" officeooo:paragraph-rsid="00099115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4pt" fo:language="de" fo:country="DE" style:text-underline-style="none" fo:font-weight="normal" officeooo:rsid="0004b9f2" officeooo:paragraph-rsid="0004b9f2" style:font-size-asian="10.5pt" style:font-weight-asian="normal" style:font-size-complex="12pt" style:font-weight-complex="normal"/>
    </style:style>
    <style:style style:name="P37" style:family="paragraph" style:parent-style-name="Standard">
      <style:text-properties style:text-line-through-style="none" style:text-line-through-type="none" fo:language="de" fo:country="DE" fo:font-style="normal" style:text-underline-style="none" fo:font-weight="normal" officeooo:paragraph-rsid="00085ed1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text-line-through-style="none" style:text-line-through-type="none" fo:language="de" fo:country="DE" fo:font-style="normal" style:text-underline-style="none" fo:font-weight="normal" officeooo:rsid="001d7c7b" officeooo:paragraph-rsid="00085ed1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language="de" fo:country="DE" officeooo:paragraph-rsid="00085ed1"/>
    </style:style>
    <style:style style:name="P40" style:family="paragraph" style:parent-style-name="Standard">
      <style:text-properties fo:language="de" fo:country="DE" officeooo:rsid="001e5237" officeooo:paragraph-rsid="00099115"/>
    </style:style>
    <style:style style:name="P41" style:family="paragraph" style:parent-style-name="Standard">
      <style:text-properties fo:language="de" fo:country="DE" officeooo:paragraph-rsid="00099115"/>
    </style:style>
    <style:style style:name="P42" style:family="paragraph" style:parent-style-name="Standard">
      <style:text-properties fo:language="de" fo:country="DE" officeooo:rsid="001d8272" officeooo:paragraph-rsid="00099115"/>
    </style:style>
    <style:style style:name="P43" style:family="paragraph" style:parent-style-name="Standard" style:list-style-name="L1">
      <style:text-properties fo:font-size="12pt" fo:language="de" fo:country="DE" fo:font-weight="normal" officeooo:rsid="0020460b" officeooo:paragraph-rsid="00099115" style:font-size-asian="12pt" style:font-weight-asian="normal" style:font-size-complex="12pt" style:font-weight-complex="normal"/>
    </style:style>
    <style:style style:name="P44" style:family="paragraph" style:parent-style-name="Standard" style:list-style-name="L1">
      <style:text-properties fo:font-size="12pt" fo:language="de" fo:country="DE" fo:font-weight="normal" officeooo:rsid="0020460b" officeooo:paragraph-rsid="00148265" style:font-size-asian="12pt" style:font-weight-asian="normal" style:font-size-complex="12pt" style:font-weight-complex="normal"/>
    </style:style>
    <style:style style:name="P45" style:family="paragraph" style:parent-style-name="Standard" style:list-style-name="L1">
      <style:text-properties fo:font-size="12pt" fo:language="de" fo:country="DE" fo:font-weight="normal" officeooo:rsid="00205b9d" officeooo:paragraph-rsid="00099115" style:font-size-asian="12pt" style:font-weight-asian="normal" style:font-size-complex="12pt" style:font-weight-complex="normal"/>
    </style:style>
    <style:style style:name="P46" style:family="paragraph" style:parent-style-name="Standard" style:list-style-name="L1">
      <style:text-properties fo:font-size="12pt" fo:language="de" fo:country="DE" fo:font-weight="normal" officeooo:rsid="00205b9d" officeooo:paragraph-rsid="00148265" style:font-size-asian="12pt" style:font-weight-asian="normal" style:font-size-complex="12pt" style:font-weight-complex="normal"/>
    </style:style>
    <style:style style:name="P47" style:family="paragraph" style:parent-style-name="Standard" style:list-style-name="L1">
      <style:text-properties fo:font-size="12pt" fo:language="de" fo:country="DE" fo:font-weight="normal" officeooo:rsid="001c9fa3" officeooo:paragraph-rsid="00099115" style:font-size-asian="12pt" style:font-weight-asian="normal" style:font-size-complex="12pt" style:font-weight-complex="normal"/>
    </style:style>
    <style:style style:name="P48" style:family="paragraph" style:parent-style-name="Standard" style:list-style-name="L1">
      <style:text-properties fo:font-size="12pt" fo:language="de" fo:country="DE" fo:font-weight="normal" officeooo:rsid="001c9fa3" officeooo:paragraph-rsid="00148265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language="de" fo:country="DE" fo:font-weight="normal" officeooo:rsid="001c9fa3" officeooo:paragraph-rsid="00148265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language="de" fo:country="DE" fo:font-weight="normal" officeooo:rsid="0016ea16" officeooo:paragraph-rsid="00148265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language="de" fo:country="DE" fo:font-weight="normal" officeooo:rsid="00085ed1" officeooo:paragraph-rsid="00148265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language="de" fo:country="DE" fo:font-weight="normal" officeooo:rsid="001e5237" officeooo:paragraph-rsid="00148265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language="de" fo:country="DE" officeooo:rsid="00120688" officeooo:paragraph-rsid="00148265" style:font-size-asian="12pt" style:font-size-complex="12pt"/>
    </style:style>
    <style:style style:name="P54" style:family="paragraph" style:parent-style-name="Standard">
      <style:text-properties fo:font-size="12pt" fo:language="de" fo:country="DE" style:text-underline-style="none" fo:font-weight="normal" officeooo:rsid="00066ecf" officeooo:paragraph-rsid="00066ecf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language="de" fo:country="DE" style:text-underline-style="none" fo:font-weight="normal" officeooo:rsid="00066ecf" officeooo:paragraph-rsid="00148265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language="de" fo:country="DE" style:text-underline-style="none" fo:font-weight="normal" officeooo:rsid="0001d966" officeooo:paragraph-rsid="0001d966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language="de" fo:country="DE" style:text-underline-style="none" fo:font-weight="normal" officeooo:rsid="0001d966" officeooo:paragraph-rsid="00148265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language="de" fo:country="DE" style:text-underline-style="none" fo:font-weight="normal" officeooo:rsid="001d8272" officeooo:paragraph-rsid="00099115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language="de" fo:country="DE" style:text-underline-style="none" fo:font-weight="normal" officeooo:rsid="001d8272" officeooo:paragraph-rsid="00148265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language="de" fo:country="DE" style:text-underline-style="none" fo:font-weight="normal" officeooo:rsid="0016ea16" officeooo:paragraph-rsid="00099115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language="de" fo:country="DE" style:text-underline-style="none" fo:font-weight="normal" officeooo:rsid="0016ea16" officeooo:paragraph-rsid="00148265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font-size="12pt" fo:language="de" fo:country="DE" style:text-underline-style="none" fo:font-weight="normal" officeooo:rsid="00066ecf" officeooo:paragraph-rsid="00148265" style:font-size-asian="12.25pt" style:font-weight-asian="normal" style:font-size-complex="14pt" style:font-weight-complex="normal"/>
    </style:style>
    <style:style style:name="P63" style:family="paragraph" style:parent-style-name="Standard">
      <style:text-properties fo:font-size="12pt" fo:language="de" fo:country="DE" style:text-underline-style="none" officeooo:rsid="00066ecf" officeooo:paragraph-rsid="00066ecf" style:font-size-asian="12pt" style:font-size-complex="12pt"/>
    </style:style>
    <style:style style:name="P64" style:family="paragraph" style:parent-style-name="Standard">
      <style:text-properties fo:font-size="12pt" fo:language="de" fo:country="DE" style:text-underline-style="none" officeooo:rsid="00066ecf" officeooo:paragraph-rsid="00148265" style:font-size-asian="12pt" style:font-size-complex="12pt"/>
    </style:style>
    <style:style style:name="P65" style:family="paragraph" style:parent-style-name="Standard">
      <style:text-properties fo:font-size="12pt" fo:language="de" fo:country="DE" style:text-underline-style="none" officeooo:rsid="00120688" officeooo:paragraph-rsid="00148265" style:font-size-asian="12pt" style:font-size-complex="12pt"/>
    </style:style>
    <style:style style:name="P66" style:family="paragraph" style:parent-style-name="Standard">
      <style:text-properties fo:font-size="12pt" fo:language="de" fo:country="DE" style:text-underline-style="none" officeooo:rsid="0000bbf8" officeooo:paragraph-rsid="00148265" style:font-size-asian="10.5pt" style:font-size-complex="12pt"/>
    </style:style>
    <style:style style:name="P67" style:family="paragraph" style:parent-style-name="Standard">
      <style:text-properties fo:font-size="12pt" fo:language="de" fo:country="DE" style:text-underline-style="none" fo:font-weight="bold" officeooo:rsid="0001d966" officeooo:paragraph-rsid="00148265" style:font-size-asian="10.5pt" style:font-weight-asian="bold" style:font-size-complex="12pt" style:font-weight-complex="bold"/>
    </style:style>
    <style:style style:name="P68" style:family="paragraph" style:parent-style-name="Standard">
      <style:text-properties fo:font-size="12pt" fo:language="de" fo:country="DE" fo:font-weight="bold" officeooo:rsid="001b8fa8" officeooo:paragraph-rsid="00085ed1" style:font-size-asian="12pt" style:font-weight-asian="bold" style:font-size-complex="12pt" style:font-weight-complex="bold"/>
    </style:style>
    <style:style style:name="P69" style:family="paragraph" style:parent-style-name="Standard">
      <style:text-properties fo:font-size="12pt" fo:language="de" fo:country="DE" fo:font-weight="bold" officeooo:rsid="001b8fa8" officeooo:paragraph-rsid="00148265" style:font-size-asian="12pt" style:font-weight-asian="bold" style:font-size-complex="12pt" style:font-weight-complex="bold"/>
    </style:style>
    <style:style style:name="P70" style:family="paragraph" style:parent-style-name="Standard">
      <style:text-properties fo:font-size="12pt" fo:language="de" fo:country="DE" fo:font-weight="bold" officeooo:rsid="0016ea16" officeooo:paragraph-rsid="00148265" style:font-size-asian="12pt" style:font-weight-asian="bold" style:font-size-complex="12pt" style:font-weight-complex="bold"/>
    </style:style>
    <style:style style:name="P71" style:family="paragraph" style:parent-style-name="Standard">
      <style:paragraph-properties fo:line-height="100%" fo:text-align="start" style:justify-single-word="false"/>
      <style:text-properties fo:font-size="12pt" fo:language="de" fo:country="DE" style:text-underline-style="solid" style:text-underline-width="auto" style:text-underline-color="font-color" fo:font-weight="normal" officeooo:rsid="0016ea16" officeooo:paragraph-rsid="00148265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language="de" fo:country="DE" style:text-underline-style="solid" style:text-underline-width="auto" style:text-underline-color="font-color" fo:font-weight="normal" officeooo:rsid="00099115" officeooo:paragraph-rsid="00148265" style:font-size-asian="12pt" style:font-weight-asian="normal" style:font-size-complex="12pt" style:font-weight-complex="normal"/>
    </style:style>
    <style:style style:name="P73" style:family="paragraph" style:parent-style-name="Standard">
      <style:text-properties fo:language="de" fo:country="DE" officeooo:paragraph-rsid="000df6d2"/>
    </style:style>
    <style:style style:name="P74" style:family="paragraph" style:parent-style-name="Standard">
      <style:text-properties fo:language="de" fo:country="DE" officeooo:paragraph-rsid="000ff5da"/>
    </style:style>
    <style:style style:name="P75" style:family="paragraph" style:parent-style-name="Standard">
      <style:text-properties fo:language="de" fo:country="DE" officeooo:rsid="001e5237" officeooo:paragraph-rsid="00148265"/>
    </style:style>
    <style:style style:name="P76" style:family="paragraph" style:parent-style-name="Standard">
      <style:text-properties fo:language="de" fo:country="DE" officeooo:rsid="001d8272" officeooo:paragraph-rsid="00148265"/>
    </style:style>
    <style:style style:name="P77" style:family="paragraph" style:parent-style-name="Standard">
      <style:text-properties fo:language="de" fo:country="DE" officeooo:paragraph-rsid="00148265"/>
    </style:style>
    <style:style style:name="P78" style:family="paragraph" style:parent-style-name="Standard">
      <style:paragraph-properties fo:line-height="100%" fo:text-align="start" style:justify-single-word="false"/>
      <style:text-properties fo:font-size="14pt" fo:language="de" fo:country="DE" fo:font-weight="normal" officeooo:paragraph-rsid="00066ecf" style:font-size-asian="12.25pt" style:font-weight-asian="normal" style:font-size-complex="14pt" style:font-weight-complex="normal"/>
    </style:style>
    <style:style style:name="P79" style:family="paragraph" style:parent-style-name="Standard">
      <style:paragraph-properties fo:line-height="100%" fo:text-align="start" style:justify-single-word="false"/>
      <style:text-properties fo:font-size="14pt" fo:language="de" fo:country="DE" fo:font-weight="normal" officeooo:paragraph-rsid="00148265" style:font-size-asian="12.25pt" style:font-weight-asian="normal" style:font-size-complex="14pt" style:font-weight-complex="normal"/>
    </style:style>
    <style:style style:name="P80" style:family="paragraph" style:parent-style-name="Standard">
      <style:text-properties fo:font-size="14pt" fo:language="de" fo:country="DE" fo:font-weight="normal" officeooo:rsid="0016ea16" officeooo:paragraph-rsid="00148265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line-height="100%" fo:text-align="start" style:justify-single-word="false"/>
      <style:text-properties fo:font-size="14pt" fo:language="de" fo:country="DE" style:text-underline-style="none" fo:font-weight="normal" officeooo:rsid="0004b9f2" officeooo:paragraph-rsid="0004b9f2" style:font-size-asian="12.25pt" style:font-weight-asian="normal" style:font-size-complex="14pt" style:font-weight-complex="normal"/>
    </style:style>
    <style:style style:name="P82" style:family="paragraph" style:parent-style-name="Standard">
      <style:paragraph-properties fo:line-height="100%" fo:text-align="start" style:justify-single-word="false"/>
      <style:text-properties fo:font-size="14pt" fo:language="de" fo:country="DE" style:text-underline-style="none" fo:font-weight="normal" officeooo:rsid="0004b9f2" officeooo:paragraph-rsid="00148265" style:font-size-asian="12.25pt" style:font-weight-asian="normal" style:font-size-complex="14pt" style:font-weight-complex="normal"/>
    </style:style>
    <style:style style:name="P83" style:family="paragraph" style:parent-style-name="Standard">
      <style:text-properties fo:font-size="14pt" fo:language="de" fo:country="DE" style:text-underline-style="solid" style:text-underline-width="auto" style:text-underline-color="font-color" officeooo:rsid="0000143e" officeooo:paragraph-rsid="00148265" style:font-size-asian="14pt" style:font-size-complex="14pt"/>
    </style:style>
    <style:style style:name="P84" style:family="paragraph" style:parent-style-name="Standard">
      <style:paragraph-properties fo:line-height="100%"/>
      <style:text-properties fo:font-size="14pt" fo:language="de" fo:country="DE" style:text-underline-style="solid" style:text-underline-width="auto" style:text-underline-color="font-color" fo:font-weight="normal" officeooo:rsid="00120688" officeooo:paragraph-rsid="00148265" style:font-size-asian="14pt" style:font-weight-asian="normal" style:font-size-complex="14pt" style:font-weight-complex="normal"/>
    </style:style>
    <style:style style:name="P85" style:family="paragraph" style:parent-style-name="Standard">
      <style:text-properties fo:font-size="14pt" fo:language="de" fo:country="DE" style:text-underline-style="solid" style:text-underline-width="auto" style:text-underline-color="font-color" fo:font-weight="normal" officeooo:rsid="0004b9f2" officeooo:paragraph-rsid="00148265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line-height="100%" fo:text-align="start" style:justify-single-word="false"/>
      <style:text-properties fo:font-size="14pt" fo:language="de" fo:country="DE" style:text-underline-style="solid" style:text-underline-width="auto" style:text-underline-color="font-color" fo:font-weight="normal" officeooo:rsid="00085ed1" officeooo:paragraph-rsid="00148265" style:font-size-asian="12.25pt" style:font-weight-asian="normal" style:font-size-complex="14pt" style:font-weight-complex="normal"/>
    </style:style>
    <style:style style:name="P87" style:family="paragraph" style:parent-style-name="Standard">
      <style:paragraph-properties fo:line-height="100%"/>
      <style:text-properties fo:font-size="14pt" fo:language="de" fo:country="DE" officeooo:rsid="00120688" officeooo:paragraph-rsid="00148265" style:font-size-asian="14pt" style:font-size-complex="14pt"/>
    </style:style>
    <style:style style:name="P88" style:family="paragraph" style:parent-style-name="Standard">
      <style:paragraph-properties fo:line-height="100%"/>
      <style:text-properties fo:font-size="14pt" fo:language="de" fo:country="DE" fo:font-weight="bold" officeooo:rsid="00120688" officeooo:paragraph-rsid="00148265" style:font-size-asian="14pt" style:font-weight-asian="bold" style:font-size-complex="14pt" style:font-weight-complex="bold"/>
    </style:style>
    <style:style style:name="P89" style:family="paragraph" style:parent-style-name="Standard">
      <style:text-properties fo:font-size="10pt" fo:language="de" fo:country="DE" style:text-underline-style="none" fo:font-weight="normal" officeooo:rsid="00066ecf" officeooo:paragraph-rsid="00066ecf" style:font-size-asian="12pt" style:font-weight-asian="normal" style:font-size-complex="12pt" style:font-weight-complex="normal"/>
    </style:style>
    <style:style style:name="P90" style:family="paragraph" style:parent-style-name="Standard">
      <style:text-properties fo:font-size="10pt" fo:language="de" fo:country="DE" style:text-underline-style="none" fo:font-weight="normal" officeooo:rsid="00066ecf" officeooo:paragraph-rsid="00148265" style:font-size-asian="12pt" style:font-weight-asian="normal" style:font-size-complex="12pt" style:font-weight-complex="normal"/>
    </style:style>
    <style:style style:name="P91" style:family="paragraph" style:parent-style-name="Standard">
      <style:text-properties fo:font-size="10pt" fo:language="de" fo:country="DE" style:text-underline-style="none" fo:font-weight="normal" officeooo:rsid="00099115" officeooo:paragraph-rsid="00148265" style:font-size-asian="12pt" style:font-weight-asian="normal" style:font-size-complex="12pt" style:font-weight-complex="normal"/>
    </style:style>
    <style:style style:name="P92" style:family="paragraph" style:parent-style-name="Standard">
      <style:text-properties style:text-line-through-style="none" style:text-line-through-type="none" fo:language="de" fo:country="DE" fo:font-style="normal" style:text-underline-style="none" fo:font-weight="normal" officeooo:paragraph-rsid="00138d8b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style:text-line-through-style="none" style:text-line-through-type="none" fo:language="de" fo:country="DE" fo:font-style="normal" style:text-underline-style="none" fo:font-weight="normal" officeooo:rsid="001d7c7b" officeooo:paragraph-rsid="00148265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style:text-line-through-style="none" style:text-line-through-type="none" fo:language="de" fo:country="DE" fo:font-style="normal" style:text-underline-style="none" fo:font-weight="normal" officeooo:paragraph-rsid="00148265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officeooo:paragraph-rsid="00099115"/>
    </style:style>
    <style:style style:name="P96" style:family="paragraph" style:parent-style-name="Standard">
      <style:text-properties officeooo:paragraph-rsid="0009d7b1"/>
    </style:style>
    <style:style style:name="P97" style:family="paragraph" style:parent-style-name="Standard">
      <style:text-properties fo:font-size="4pt" fo:language="de" fo:country="DE" style:text-underline-style="none" fo:font-weight="normal" officeooo:rsid="0004b9f2" officeooo:paragraph-rsid="00148265" style:font-size-asian="10.5pt" style:font-weight-asian="normal" style:font-size-complex="12pt" style:font-weight-complex="normal"/>
    </style:style>
    <style:style style:name="P98" style:family="paragraph" style:parent-style-name="Standard">
      <style:text-properties officeooo:rsid="001d8272" officeooo:paragraph-rsid="00148265"/>
    </style:style>
    <style:style style:name="P99" style:family="paragraph" style:parent-style-name="Standard">
      <style:text-properties officeooo:paragraph-rsid="00148265"/>
    </style:style>
    <style:style style:name="P100" style:family="paragraph" style:parent-style-name="Standard">
      <style:paragraph-properties fo:text-align="end" style:justify-single-word="false" fo:break-before="page"/>
      <style:text-properties fo:font-size="10pt" fo:language="de" fo:country="DE" style:text-underline-style="none" officeooo:rsid="0004b9f2" officeooo:paragraph-rsid="00148265" style:font-size-asian="14pt" style:font-size-complex="14pt"/>
    </style:style>
    <style:style style:name="T1" style:family="text">
      <style:text-properties officeooo:rsid="0001d966"/>
    </style:style>
    <style:style style:name="T2" style:family="text">
      <style:text-properties officeooo:rsid="00021a82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06ed3"/>
    </style:style>
    <style:style style:name="T5" style:family="text">
      <style:text-properties style:text-underline-style="none" officeooo:rsid="00066ecf"/>
    </style:style>
    <style:style style:name="T6" style:family="text">
      <style:text-properties style:text-underline-style="none" officeooo:rsid="00085ed1"/>
    </style:style>
    <style:style style:name="T7" style:family="text">
      <style:text-properties style:text-underline-style="none" officeooo:rsid="001d8272"/>
    </style:style>
    <style:style style:name="T8" style:family="text">
      <style:text-properties style:text-underline-style="none" officeooo:rsid="001e5237"/>
    </style:style>
    <style:style style:name="T9" style:family="text">
      <style:text-properties style:text-underline-style="none" officeooo:rsid="00099115"/>
    </style:style>
    <style:style style:name="T10" style:family="text">
      <style:text-properties style:text-underline-style="none" officeooo:rsid="0024ae54"/>
    </style:style>
    <style:style style:name="T11" style:family="text">
      <style:text-properties style:text-underline-style="none" officeooo:rsid="0016ea16"/>
    </style:style>
    <style:style style:name="T12" style:family="text">
      <style:text-properties style:text-underline-style="none" officeooo:rsid="001aa1b2"/>
    </style:style>
    <style:style style:name="T13" style:family="text">
      <style:text-properties style:text-underline-style="none" officeooo:rsid="00138d8b"/>
    </style:style>
    <style:style style:name="T14" style:family="text">
      <style:text-properties fo:font-size="12pt" officeooo:rsid="0016ea16" style:font-size-asian="12pt" style:font-size-complex="12pt"/>
    </style:style>
    <style:style style:name="T15" style:family="text">
      <style:text-properties fo:font-size="12pt" officeooo:rsid="001b8fa8" style:font-size-asian="12pt" style:font-size-complex="12pt"/>
    </style:style>
    <style:style style:name="T16" style:family="text">
      <style:text-properties fo:font-size="12pt" fo:font-weight="normal" officeooo:rsid="0016ea16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24ae54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099115" style:font-size-asian="12pt" style:font-weight-asian="normal" style:font-size-complex="12pt" style:font-weight-complex="normal"/>
    </style:style>
    <style:style style:name="T19" style:family="text">
      <style:text-properties fo:font-size="12pt" fo:language="de" fo:country="DE" fo:font-weight="normal" officeooo:rsid="0016ea16" style:font-size-asian="12pt" style:font-weight-asian="normal" style:font-size-complex="12pt" style:font-weight-complex="normal"/>
    </style:style>
    <style:style style:name="T20" style:family="text">
      <style:text-properties fo:font-size="12pt" fo:language="de" fo:country="DE" fo:font-weight="normal" officeooo:rsid="00206ed3" style:font-size-asian="12pt" style:font-weight-asian="normal" style:font-size-complex="12pt" style:font-weight-complex="normal"/>
    </style:style>
    <style:style style:name="T21" style:family="text">
      <style:text-properties fo:font-size="10pt" style:text-underline-style="none"/>
    </style:style>
    <style:style style:name="T22" style:family="text">
      <style:text-properties fo:font-size="10pt" style:text-underline-style="none" officeooo:rsid="0004b9f2"/>
    </style:style>
    <style:style style:name="T23" style:family="text">
      <style:text-properties fo:font-size="10pt" style:text-underline-style="none" officeooo:rsid="00099115"/>
    </style:style>
    <style:style style:name="T24" style:family="text">
      <style:text-properties fo:font-size="10pt" style:text-underline-style="none" officeooo:rsid="00066ecf" style:font-size-asian="10pt" style:font-size-complex="10pt"/>
    </style:style>
    <style:style style:name="T25" style:family="text">
      <style:text-properties fo:font-size="10pt" officeooo:rsid="00085ed1"/>
    </style:style>
    <style:style style:name="T26" style:family="text">
      <style:text-properties fo:font-size="10pt" officeooo:rsid="00206ed3"/>
    </style:style>
    <style:style style:name="T27" style:family="text">
      <style:text-properties officeooo:rsid="0015dcc8"/>
    </style:style>
    <style:style style:name="T28" style:family="text">
      <style:text-properties officeooo:rsid="00136636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206ed3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officeooo:rsid="0000143e"/>
    </style:style>
    <style:style style:name="T33" style:family="text">
      <style:text-properties officeooo:rsid="00085ed1"/>
    </style:style>
    <style:style style:name="T34" style:family="text">
      <style:text-properties style:text-line-through-style="none" style:text-line-through-type="none" fo:font-style="normal" style:text-underline-style="none" fo:font-weight="normal" officeooo:rsid="001efd0f" style:font-style-asian="normal" style:font-weight-asian="normal" style:font-style-complex="normal" style:font-weight-complex="normal"/>
    </style:style>
    <style:style style:name="T35" style:family="text">
      <style:text-properties style:text-line-through-style="none" style:text-line-through-type="none" fo:font-style="normal" style:text-underline-style="none" fo:font-weight="normal" officeooo:rsid="001d7c7b" style:font-style-asian="normal" style:font-weight-asian="normal" style:font-style-complex="normal" style:font-weight-complex="normal"/>
    </style:style>
    <style:style style:name="T36" style:family="text">
      <style:text-properties style:text-line-through-style="none" style:text-line-through-type="none" fo:font-style="normal" style:text-underline-style="none" fo:font-weight="normal" officeooo:rsid="001115a9" style:font-style-asian="normal" style:font-weight-asian="normal" style:font-style-complex="normal" style:font-weight-complex="normal"/>
    </style:style>
    <style:style style:name="T37" style:family="text">
      <style:text-properties style:text-line-through-style="none" style:text-line-through-type="none" fo:font-style="normal" style:text-underline-style="none" officeooo:rsid="001efd0f" style:font-style-asian="normal" style:font-style-complex="normal"/>
    </style:style>
    <style:style style:name="T38" style:family="text">
      <style:text-properties style:text-line-through-style="none" style:text-line-through-type="none" fo:font-style="normal" style:text-underline-style="none" officeooo:rsid="001f1d07" style:font-style-asian="normal" style:font-style-complex="normal"/>
    </style:style>
    <style:style style:name="T39" style:family="text">
      <style:text-properties officeooo:rsid="001b8fa8"/>
    </style:style>
    <style:style style:name="T40" style:family="text">
      <style:text-properties officeooo:rsid="001d7c7b"/>
    </style:style>
    <style:style style:name="T41" style:family="text">
      <style:text-properties officeooo:rsid="00099115"/>
    </style:style>
    <style:style style:name="T42" style:family="text">
      <style:text-properties officeooo:rsid="00217370"/>
    </style:style>
    <style:style style:name="T43" style:family="text">
      <style:text-properties officeooo:rsid="001aa1b2"/>
    </style:style>
    <style:style style:name="T44" style:family="text">
      <style:text-properties style:text-underline-style="solid" style:text-underline-width="auto" style:text-underline-color="font-color" officeooo:rsid="001aa1b2"/>
    </style:style>
    <style:style style:name="T45" style:family="text">
      <style:text-properties style:text-underline-style="solid" style:text-underline-width="auto" style:text-underline-color="font-color" officeooo:rsid="00066ecf"/>
    </style:style>
    <style:style style:name="T46" style:family="text">
      <style:text-properties style:text-underline-style="solid" style:text-underline-width="auto" style:text-underline-color="font-color" officeooo:rsid="00148265"/>
    </style:style>
    <style:style style:name="T47" style:family="text">
      <style:text-properties fo:color="#000000" fo:font-size="10pt" fo:language="de" fo:country="DE" style:text-underline-style="none" style:font-size-asian="10pt" style:font-size-complex="10pt"/>
    </style:style>
    <style:style style:name="T48" style:family="text">
      <style:text-properties fo:color="#000000" fo:font-size="10pt" fo:language="de" fo:country="DE" style:text-underline-style="none" fo:font-weight="normal" officeooo:rsid="001d8272" style:font-size-asian="10pt" style:font-weight-asian="normal" style:font-size-complex="10pt" style:font-weight-complex="normal"/>
    </style:style>
    <style:style style:name="T49" style:family="text">
      <style:text-properties fo:color="#000000" fo:font-size="10pt" fo:language="de" fo:country="DE" style:text-underline-style="none" fo:font-weight="normal" officeooo:rsid="00099115" style:font-size-asian="10pt" style:font-weight-asian="normal" style:font-size-complex="10pt" style:font-weight-complex="normal"/>
    </style:style>
    <style:style style:name="T50" style:family="text">
      <style:text-properties fo:color="#000000" fo:font-size="10pt" fo:language="de" fo:country="DE" style:text-underline-style="none" fo:font-weight="normal" officeooo:rsid="0009d7b1" style:font-size-asian="10pt" style:font-weight-asian="normal" style:font-size-complex="10pt" style:font-weight-complex="normal"/>
    </style:style>
    <style:style style:name="T51" style:family="text">
      <style:text-properties fo:color="#000000" fo:font-size="12pt" fo:language="de" fo:country="DE" style:text-underline-style="solid" style:text-underline-width="auto" style:text-underline-color="font-color" fo:font-weight="normal" officeooo:rsid="0009d7b1" style:font-size-asian="12pt" style:font-weight-asian="normal" style:font-size-complex="12pt" style:font-weight-complex="normal"/>
    </style:style>
    <style:style style:name="T52" style:family="text">
      <style:text-properties fo:color="#000000" fo:font-size="14pt" fo:language="de" fo:country="DE" style:text-underline-style="none" fo:font-weight="normal" officeooo:rsid="0009d7b1" style:font-size-asian="10pt" style:font-weight-asian="normal" style:font-size-complex="10pt" style:font-weight-complex="normal"/>
    </style:style>
    <style:style style:name="T53" style:family="text">
      <style:text-properties fo:language="de" fo:country="DE"/>
    </style:style>
    <style:style style:name="T54" style:family="text">
      <style:text-properties fo:language="de" fo:country="DE" officeooo:rsid="00066ecf"/>
    </style:style>
    <style:style style:name="T55" style:family="text">
      <style:text-properties fo:language="de" fo:country="DE" fo:font-style="normal" style:font-style-asian="normal" style:font-style-complex="normal"/>
    </style:style>
    <style:style style:name="T56" style:family="text">
      <style:text-properties officeooo:rsid="000df6d2"/>
    </style:style>
    <style:style style:name="T57" style:family="text">
      <style:text-properties officeooo:rsid="000ff5da"/>
    </style:style>
    <style:style style:name="T58" style:family="text">
      <style:text-properties officeooo:rsid="0012772d"/>
    </style:style>
    <style:style style:name="T59" style:family="text">
      <style:text-properties officeooo:rsid="00138d8b"/>
    </style:style>
    <style:style style:name="T60" style:family="text">
      <style:text-properties officeooo:rsid="0013fa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Geschichte Klasse 10, Carl Bellgardt, Niklas Schmidt, Jakob Stoll, Dominik Vorwerk</text:p>
      <text:p text:style-name="P4"/>
      <text:p text:style-name="P9"><text:span text:style-name="T29">Reparationen nach dem 2. Weltkrieg</text:span></text:p>
      <text:p text:style-name="P10"/>
      <text:p text:style-name="P6">Reparationen <text:span text:style-name="T3"><text:s/></text:span><text:span text:style-name="T24">(Carl)</text:span></text:p>
      <text:p text:style-name="P89"/>
      <text:p text:style-name="P54">→<text:span text:style-name="T58"> lateinisch: Instandsetzung</text:span></text:p>
      <text:p text:style-name="P15">→<text:span text:style-name="T27"> Wiedergutmachung</text:span></text:p>
      <text:p text:style-name="P15">→<text:span text:style-name="T28"> Schadensersatz</text:span></text:p>
      <text:p text:style-name="P16">→ das besiegte Land zahlt die Kriegsschäden der Gewinner (Vermögen, Immobilien, Menschen)</text:p>
      <text:p text:style-name="P17">→ erfolgte in Form von Geldzahlungen und Demontage von Fabriken</text:p>
      <text:p text:style-name="P17">→ Demontagen sollen gut ein Drittel der Industriekapazität der sowjetischen Besatzungszone <text:s text:c="4"/></text:p>
      <text:p text:style-name="P17"><text:s text:c="5"/>abgetragen haben (etwa zehnmal mehr als in den Westzonen)</text:p>
      <text:p text:style-name="P17">→ <text:span text:style-name="T32">tatsächlichen ostdeutschen Kosten bis 1953: </text:span>etwa <text:span text:style-name="T32">16 Milliarden Vorkriegsdollar </text:span>(<text:span text:style-name="T32">mehr als </text:span></text:p>
      <text:p text:style-name="P17"><text:span text:style-name="T32"><text:s text:c="5"/>50 Milliarden Mark</text:span>)<text:span text:style-name="T32"> </text:span>=<text:span text:style-name="T32"> etwa ein Viertel des Bruttosozialprodukts in diesem Zeitraum</text:span></text:p>
      <text:p text:style-name="P17"/>
      <text:p text:style-name="P17"/>
      <text:p text:style-name="P5">Demontage in der DDR und der BRD nach dem zweiten Weltkrieg<text:span text:style-name="T3"> <text:s text:c="2"/></text:span><text:span text:style-name="T22">(Niklas)</text:span></text:p>
      <text:p text:style-name="P18"/>
      <text:p text:style-name="P20">Politische Einigungen</text:p>
      <text:p text:style-name="P19">Vorschlag der UdSSR auf der Potsdamer Konferenz</text:p>
      <text:p text:style-name="P19"><text:tab/>→ jede Besatzungsmacht befriedigt Ansprüche aus der eigenen Zonen</text:p>
      <text:p text:style-name="P19"><text:tab/>→ UdSSR erhält zusätzlich 25% der Güter aus den Westzonen</text:p>
      <text:p text:style-name="P19"><text:tab/>→<text:span text:style-name="T1"> Deutschland muss sich noch selbst erhalten können</text:span></text:p>
      <text:p text:style-name="P19"/>
      <text:p text:style-name="P20">Demontage in Fakten</text:p>
      <text:p text:style-name="P21">→ größtenteils Stahlindustrie, chemische Industrie, Leichtmetallind., Werkzeugmaschinen <text:span text:style-name="T2">demontiert</text:span></text:p>
      <text:p text:style-name="P21"/>
      <text:p text:style-name="P21"/>
      <text:p text:style-name="P7">Bereiche <text:span text:style-name="T56">und Orte</text:span>, in denen Demontage vollzogen wurde<text:span text:style-name="T3"> <text:s text:c="3"/></text:span><text:span text:style-name="T21">(Dominik)</text:span></text:p>
      <text:p text:style-name="P36"/>
      <text:p text:style-name="P73"/>
      <text:p text:style-name="P73">→<text:span text:style-name="T56"> Fabriken und Industrielle Anlagen</text:span></text:p>
      <text:p text:style-name="P74">→<text:span text:style-name="T57"> in den Besatzungszonen: </text:span></text:p>
      <text:p text:style-name="P74"><text:span text:style-name="T57"><text:tab/>→ USA, Großbritannien, Sowjetunion, Frankreich</text:span></text:p>
      <text:p text:style-name="P73"/>
      <text:p text:style-name="P73"/>
      <text:p text:style-name="P78"><text:span text:style-name="T45">Bedeutende Firmen, die am 2. Weltkrieg beteiligt waren</text:span><text:span text:style-name="T5"> <text:s/></text:span><text:span text:style-name="T23">(Carl)</text:span></text:p>
      <text:p text:style-name="P22"/>
      <text:p text:style-name="P25"><text:span text:style-name="T26"><text:s/></text:span><text:span text:style-name="T30">Krupp</text:span></text:p>
      <text:p text:style-name="P1"><text:span text:style-name="T19">→</text:span><text:span text:style-name="T20"> </text:span><text:span text:style-name="T53">1811 </text:span><text:span text:style-name="T54">G</text:span><text:span text:style-name="T53">ründ</text:span><text:span text:style-name="T54">ung </text:span><text:span text:style-name="T53"><text:s/>eine</text:span><text:span text:style-name="T54">r</text:span><text:span text:style-name="T53"> Gussstahlfabrik </text:span><text:span text:style-name="T54">durch </text:span><text:span text:style-name="T55">Friedrich </text:span><text:span text:style-name="Emphasis"><text:span text:style-name="T55">Krupp</text:span></text:span><text:span text:style-name="T55"> </text:span></text:p>
      <text:p text:style-name="P27">→<text:span text:style-name="T30"> während des 2. Weltkrieges “Beschäftigung” vieler Zwangsarbeiter aus Konzentrationslagern</text:span></text:p>
      <text:p text:style-name="P28">→<text:span text:style-name="T33"> wie alle Rüstungsunternehmen fest in die NS-Kriegswirtschaft integriert, </text:span></text:p>
      <text:p text:style-name="P28"><text:span text:style-name="T33"><text:s text:c="5"/>aber: Frage: Wie viel Spielraum hatten die privaten Eigentümer noch? </text:span><text:span text:style-name="T25">(bis heute kontrovers diskutiert)</text:span><text:span text:style-name="T33"> </text:span></text:p>
      <text:p text:style-name="P30">→ Alfried Krupp funktionierte bis zuletzt ohne mit Machthabern in Konflikt zu geraten </text:p>
      <text:p text:style-name="P30">→ durch Bombardierungen fallen seine Werke und Wohnsiedlungen in Schutt und Asche</text:p>
      <text:p text:style-name="P33"><text:span text:style-name="T3">→</text:span><text:span text:style-name="T4"> nach Krieg Verurteilung von Leitern und Managern</text:span></text:p>
      <text:p text:style-name="P33"><text:span text:style-name="T4">→</text:span><text:span text:style-name="T6"> </text:span><text:span text:style-name="T13">Konzern </text:span><text:span text:style-name="T6">ab 1953 wieder in der Hand von Krupp</text:span></text:p>
      <text:p text:style-name="P26"/>
      <text:p text:style-name="P26"><text:soft-page-break/>Volkswagen</text:p>
      <text:p text:style-name="P92"><text:span text:style-name="T14">→</text:span><text:span text:style-name="T15"> </text:span>Entwicklung eines <text:span text:style-name="T39">Volkswagens</text:span> durch Ferdinand Porsche <text:span text:style-name="T33">(</text:span>1937 <text:span text:style-name="T59">als Vorreiter der </text:span>Volkswagens mbH <text:s text:c="7"/></text:p>
      <text:p text:style-name="P92"><text:s text:c="5"/>gegründe<text:span text:style-name="T33">t)</text:span></text:p>
      <text:p text:style-name="P37">→<text:span text:style-name="T40"> 2. Weltkrieg: Einsparung durch Zwangsarbeiter, Volk zahlte für Wagen die nie geliefert wurden,</text:span></text:p>
      <text:p text:style-name="P38"><text:s text:c="5"/>Panzerfäuste und Tellermienen wurden produziert</text:p>
      <text:p text:style-name="P39"><text:span text:style-name="T35">→</text:span><text:span text:style-name="T34"> von Brit</text:span><text:span text:style-name="T36">i</text:span><text:span text:style-name="T34">scher Besatzungszone weitergeführt (</text:span><text:span text:style-name="T31">Wolfsburg Motor Works</text:span><text:span text:style-name="T34">)</text:span></text:p>
      <text:p text:style-name="P34"><text:span text:style-name="T37">→ 1960 VW wird wieder privatisiert und Aktiengesellschaft, </text:span><text:span text:style-name="T38">Aktienerlös von umgerechnet 500mio €</text:span></text:p>
      <text:p text:style-name="P11"/>
      <text:p text:style-name="P11"/>
      <text:p text:style-name="P8">Reaktionen der Bevölkerung<text:span text:style-name="T3"> </text:span><text:span text:style-name="T23">(Jakob)</text:span></text:p>
      <text:p text:style-name="P40"/>
      <text:p text:style-name="P31">→<text:span text:style-name="T41"> </text:span>Demontage wurde auf deutscher Seite als Angriff auf Arbeitsplätze gesehen</text:p>
      <text:p text:style-name="P32">→<text:span text:style-name="T41"> d</text:span>urch Proteste wurden Demontagen gestoppt z.B. beim Hüttenwerk Salzgitter</text:p>
      <text:list xml:id="list4052352021" text:style-name="L1">
        <text:list-item>
          <text:p text:style-name="P43"><text:span text:style-name="T41">E</text:span>nde 1940 Anfang Proteste</text:p>
        </text:list-item>
        <text:list-item>
          <text:p text:style-name="P45">1950 besetzten Arbeiter Hochofen der gesprengt werden so<text:span text:style-name="T42">l</text:span>lte </text:p>
        </text:list-item>
        <text:list-item>
          <text:p text:style-name="P47">20.1.1951 gestoppt</text:p>
        </text:list-item>
      </text:list>
      <text:p text:style-name="P31">→<text:span text:style-name="T41"> </text:span>Demontage hatte größtenteils Auswirkungen auf Psyche </text:p>
      <text:p text:style-name="P32">→<text:span text:style-name="T41"> </text:span><text:span text:style-name="T7">in langer Aussicht brachte Demontage die Wirtschaft weiter (veraltete Maschinen wurden abgebaut,</text:span></text:p>
      <text:p text:style-name="P32"><text:span text:style-name="T7"><text:s text:c="5"/></text:span><text:span text:style-name="T8">in Westdeutschland</text:span><text:span text:style-name="T7"> durch neue ersetzt,</text:span><text:span text:style-name="T9">USA</text:span><text:span text:style-name="T7"> konnten mit veraltete</text:span><text:span text:style-name="T9">r</text:span><text:span text:style-name="T7"> Technik aus D</text:span><text:span text:style-name="T9">t</text:span><text:span text:style-name="T7">l. nichts anfangen)</text:span></text:p>
      <text:p text:style-name="P23"/>
      <text:p text:style-name="P23"/>
      <text:p text:style-name="P12"><text:span text:style-name="T44">Nachwirkungen </text:span><text:span text:style-name="T46">bis in die</text:span><text:span text:style-name="T44"> heutige Zeit</text:span><text:span text:style-name="T12"> </text:span><text:span text:style-name="T23">(Carl)</text:span></text:p>
      <text:p text:style-name="P14"/>
      <text:p text:style-name="P29">→<text:span text:style-name="T43"> Polen, Griechenland</text:span></text:p>
      <text:p text:style-name="P41"><text:span text:style-name="T16">→</text:span><text:span text:style-name="T17"> </text:span><text:span text:style-name="T16">1992 die Stiftung Polnisch-Deutsche Aussöhnung gegründet</text:span></text:p>
      <text:p text:style-name="P41"><text:span text:style-name="T16">→</text:span><text:span text:style-name="T17"> </text:span><text:span text:style-name="T16">1,3 Milliarden Euro aus Deutschland an Polen </text:span><text:span text:style-name="T18">gezahlt</text:span></text:p>
      <text:p text:style-name="P32"><text:span text:style-name="T10">→ </text:span><text:span text:style-name="T11">2004 wurde </text:span><text:span text:style-name="T10">finanzielle Kompe</text:span><text:span text:style-name="T9">n</text:span><text:span text:style-name="T10">sation</text:span><text:span text:style-name="T11"> an Polen auf etwa 525 Milliarden Euro geschätzt </text:span></text:p>
      <text:p text:style-name="P24"/>
      <text:p text:style-name="P24"/>
      <text:p text:style-name="P35">Quellen</text:p>
      <text:p text:style-name="P42"/>
      <text:p text:style-name="P2"><text:a xlink:type="simple" xlink:href="https://geschichte.salzgitter-ag.com/de/einzelne-geschaeftsbereiche-und-standorte/geschaeftsbereich-flachstahl/salzgitter/ungewisse-zukunft.html" text:style-name="Internet_20_link" text:visited-style-name="Visited_20_Internet_20_Link"><text:span text:style-name="T47">https://geschichte.salzgitter-ag.com/de/einzelne-geschaeftsbereiche-und-standorte/geschaeftsbereich-flachstahl/salzgitter/ungewisse-zukunft.html</text:span></text:a></text:p>
      <text:p text:style-name="P2"><text:a xlink:type="simple" xlink:href="https://www.bpb.de/izpb/10077/wirtschaftsentwicklung-von-1945-bis-1949?p=all" text:style-name="Internet_20_link" text:visited-style-name="Visited_20_Internet_20_Link"><text:span text:style-name="T47">https://www.bpb.de/izpb/10077/wirtschaftsentwicklung-von-1945-bis-1949?p=all</text:span></text:a></text:p>
      <text:p text:style-name="P3"><text:span text:style-name="T48">https://www.hdg.de/lemo/img/galeriebilder/nachkriegsjahre/aufruf-demontagestopp_plakat_L-1993-04-001.jpg </text:span><text:span text:style-name="Internet_20_link"><text:span text:style-name="T48">https://www.waz.de/staedte/essen/mit-dem-letzten-krupp-endete-eine-aera-id211400213.htmlhttps://www.sueddeutsche.de/wirtschaft/200-jahre-krupp-der-deutscheste-aller-industriekonzerne-1.1190327 <text:s text:c="8"/></text:span></text:span><text:span text:style-name="Internet_20_link"><text:span text:style-name="T49">und andere</text:span></text:span></text:p>
      <text:p text:style-name="P3"><text:span text:style-name="Internet_20_link"><text:span text:style-name="T49"/></text:span></text:p>
      <text:p text:style-name="P3"><text:span text:style-name="Internet_20_link"><text:span text:style-name="T49"/></text:span></text:p>
      <text:p text:style-name="P3"><text:span text:style-name="Internet_20_link"><text:span text:style-name="T49"/></text:span></text:p>
      <text:p text:style-name="P96"><text:span text:style-name="Internet_20_link"><text:span text:style-name="T51">Power Point Presentation</text:span></text:span><text:span text:style-name="Internet_20_link"><text:span text:style-name="T52"> <text:s/></text:span></text:span><text:span text:style-name="Internet_20_link"><text:span text:style-name="T50">(Niklas)</text:span></text:span></text:p>
      <text:p text:style-name="P96"><text:span text:style-name="Internet_20_link"><text:span text:style-name="T50"/></text:span></text:p>
      <text:p text:style-name="P100">Geschichte Klasse 10, Carl Bellgardt, Niklas Schmidt, Jakob Stoll, Dominik Vorwerk</text:p>
      <text:p text:style-name="P83"/>
      <text:p text:style-name="P87"><text:span text:style-name="T29">Reparationen nach dem 2. Weltkrieg</text:span></text:p>
      <text:p text:style-name="P88"/>
      <text:p text:style-name="P84">Reparationen <text:span text:style-name="T3"><text:s/></text:span><text:span text:style-name="T24">(Carl)</text:span></text:p>
      <text:p text:style-name="P90"/>
      <text:p text:style-name="P55">→<text:span text:style-name="T58"> lateinisch: Instandsetzung</text:span></text:p>
      <text:p text:style-name="P53">→<text:span text:style-name="T27"> Wiedergutmachung</text:span></text:p>
      <text:p text:style-name="P53">→<text:span text:style-name="T28"> Schadensersatz</text:span></text:p>
      <text:p text:style-name="P65">→ das besiegte Land zahlt die Kriegsschäden der Gewinner (Vermögen, Immobilien, Menschen)</text:p>
      <text:p text:style-name="P64">→ erfolgte in Form von Geldzahlungen und Demontage von Fabriken</text:p>
      <text:p text:style-name="P64">→ Demontagen sollen gut ein Drittel der Industriekapazität der sowjetischen Besatzungszone <text:s text:c="4"/></text:p>
      <text:p text:style-name="P64"><text:s text:c="5"/>abgetragen haben (etwa zehnmal mehr als in den Westzonen)</text:p>
      <text:p text:style-name="P64">→ <text:span text:style-name="T32">tatsächlichen ostdeutschen Kosten bis 1953: </text:span>etwa <text:span text:style-name="T32">16 Milliarden Vorkriegsdollar </text:span>(<text:span text:style-name="T32">mehr als </text:span></text:p>
      <text:p text:style-name="P64"><text:span text:style-name="T32"><text:s text:c="5"/>50 Milliarden Mark</text:span>)<text:span text:style-name="T32"> </text:span>=<text:span text:style-name="T32"> etwa ein Viertel des Bruttosozialprodukts in diesem Zeitraum</text:span></text:p>
      <text:p text:style-name="P64"/>
      <text:p text:style-name="P64"/>
      <text:p text:style-name="P83">Demontage in der DDR und der BRD nach dem zweiten Weltkrieg<text:span text:style-name="T3"> <text:s text:c="2"/></text:span><text:span text:style-name="T22">(Niklas)</text:span></text:p>
      <text:p text:style-name="P66"/>
      <text:p text:style-name="P67">Politische Einigungen</text:p>
      <text:p text:style-name="P66">Vorschlag der UdSSR auf der Potsdamer Konferenz</text:p>
      <text:p text:style-name="P66"><text:tab/>→ jede Besatzungsmacht befriedigt Ansprüche aus der eigenen Zonen</text:p>
      <text:p text:style-name="P66"><text:tab/>→ UdSSR erhält zusätzlich 25% der Güter aus den Westzonen</text:p>
      <text:p text:style-name="P66"><text:tab/>→<text:span text:style-name="T1"> Deutschland muss sich noch selbst erhalten können</text:span></text:p>
      <text:p text:style-name="P66"/>
      <text:p text:style-name="P67">Demontage in Fakten</text:p>
      <text:p text:style-name="P57">→ größtenteils Stahlindustrie, chemische Industrie, Leichtmetallind., Werkzeugmaschinen <text:span text:style-name="T2">demontiert</text:span></text:p>
      <text:p text:style-name="P57"/>
      <text:p text:style-name="P57"/>
      <text:p text:style-name="P85">Bereiche <text:span text:style-name="T56">und Orte</text:span>, in denen Demontage vollzogen wurde<text:span text:style-name="T3"> <text:s text:c="3"/></text:span><text:span text:style-name="T21">(Dominik)</text:span></text:p>
      <text:p text:style-name="P97"/>
      <text:p text:style-name="P77"/>
      <text:p text:style-name="P77">→<text:span text:style-name="T56"> Fabriken und Industrielle Anlagen</text:span></text:p>
      <text:p text:style-name="P77">→<text:span text:style-name="T57"> in den Besatzungszonen: </text:span></text:p>
      <text:p text:style-name="P77"><text:span text:style-name="T57"><text:tab/>→ USA, Großbritannien, Sowjetunion, Frankreich</text:span></text:p>
      <text:p text:style-name="P77"/>
      <text:p text:style-name="P77"/>
      <text:p text:style-name="P79"><text:span text:style-name="T45">Bedeutende Firmen, die am 2. Weltkrieg beteiligt waren</text:span><text:span text:style-name="T5"> <text:s/></text:span><text:span text:style-name="T23">(Carl)</text:span></text:p>
      <text:p text:style-name="P62"/>
      <text:p text:style-name="P70"><text:span text:style-name="T26"><text:s/></text:span><text:span text:style-name="T30">Krupp</text:span></text:p>
      <text:p text:style-name="P99"><text:span text:style-name="T19">→</text:span><text:span text:style-name="T20"> </text:span><text:span text:style-name="T53">1811 </text:span><text:span text:style-name="T54">G</text:span><text:span text:style-name="T53">ründ</text:span><text:span text:style-name="T54">ung </text:span><text:span text:style-name="T53"><text:s/>eine</text:span><text:span text:style-name="T54">r</text:span><text:span text:style-name="T53"> Gussstahlfabrik </text:span><text:span text:style-name="T54">durch </text:span><text:span text:style-name="T55">Friedrich </text:span><text:span text:style-name="Emphasis"><text:span text:style-name="T55">Krupp</text:span></text:span><text:span text:style-name="T55"> </text:span></text:p>
      <text:p text:style-name="P50">→<text:span text:style-name="T30"> während des 2. Weltkrieges “Beschäftigung” vieler Zwangsarbeiter aus Konzentrationslagern</text:span></text:p>
      <text:p text:style-name="P50">→<text:span text:style-name="T33"> wie alle Rüstungsunternehmen fest in die NS-Kriegswirtschaft integriert, </text:span></text:p>
      <text:p text:style-name="P50"><text:span text:style-name="T33"><text:s text:c="5"/>aber: Frage: Wie viel Spielraum hatten die privaten Eigentümer noch? </text:span><text:span text:style-name="T25">(bis heute kontrovers diskutiert)</text:span><text:span text:style-name="T33"> </text:span></text:p>
      <text:p text:style-name="P51">→ Alfried Krupp funktionierte bis zuletzt ohne mit Machthabern in Konflikt zu geraten </text:p>
      <text:p text:style-name="P51">→ durch Bombardierungen fallen seine Werke und Wohnsiedlungen in Schutt und Asche</text:p>
      <text:p text:style-name="P71"><text:span text:style-name="T3">→</text:span><text:span text:style-name="T4"> nach Krieg Verurteilung von Leitern und Managern</text:span></text:p>
      <text:p text:style-name="P71"><text:span text:style-name="T4">→</text:span><text:span text:style-name="T6"> </text:span><text:span text:style-name="T13">Konzern </text:span><text:span text:style-name="T6">ab 1953 wieder in der Hand von Krupp</text:span></text:p>
      <text:p text:style-name="P69"/>
      <text:p text:style-name="P69"><text:soft-page-break/>Volkswagen</text:p>
      <text:p text:style-name="P94"><text:span text:style-name="T14">→</text:span><text:span text:style-name="T15"> </text:span>Entwicklung eines <text:span text:style-name="T39">Volkswagens</text:span> durch Ferdinand Porsche <text:span text:style-name="T33">(</text:span>1937 <text:span text:style-name="T59">als Vorreiter der </text:span>Volkswagens mbH <text:s text:c="7"/></text:p>
      <text:p text:style-name="P94"><text:s text:c="5"/>gegründe<text:span text:style-name="T33">t)</text:span></text:p>
      <text:p text:style-name="P94">→<text:span text:style-name="T40"> 2. Weltkrieg: Einsparung durch Zwangsarbeiter, Volk zahlte für Wagen die nie geliefert wurden,</text:span></text:p>
      <text:p text:style-name="P93"><text:s text:c="5"/>Panzerfäuste und Tellermienen wurden produziert</text:p>
      <text:p text:style-name="P77"><text:span text:style-name="T35">→</text:span><text:span text:style-name="T34"> von Brit</text:span><text:span text:style-name="T36">i</text:span><text:span text:style-name="T34">scher Besatzungszone weitergeführt (</text:span><text:span text:style-name="T31">Wolfsburg Motor Works</text:span><text:span text:style-name="T34">)</text:span></text:p>
      <text:p text:style-name="P71"><text:span text:style-name="T37">→ 1960 VW wird wieder privatisiert und Aktiengesellschaft, </text:span><text:span text:style-name="T38">Aktienerlös von umgerechnet 500mio €</text:span></text:p>
      <text:p text:style-name="P82"/>
      <text:p text:style-name="P82"/>
      <text:p text:style-name="P86">Reaktionen der Bevölkerung<text:span text:style-name="T3"> </text:span><text:span text:style-name="T23">(Jakob)</text:span></text:p>
      <text:p text:style-name="P75"/>
      <text:p text:style-name="P52">→<text:span text:style-name="T41"> </text:span>Demontage wurde auf deutscher Seite als Angriff auf Arbeitsplätze gesehen</text:p>
      <text:p text:style-name="P49">→<text:span text:style-name="T41"> d</text:span>urch Proteste wurden Demontagen gestoppt z.B. beim Hüttenwerk Salzgitter</text:p>
      <text:list xml:id="list223227014430791" text:continue-numbering="true" text:style-name="L1">
        <text:list-item>
          <text:p text:style-name="P44"><text:span text:style-name="T41">E</text:span>nde 1940 Anfang Proteste</text:p>
        </text:list-item>
        <text:list-item>
          <text:p text:style-name="P46">1950 besetzten Arbeiter Hochofen der gesprengt werden so<text:span text:style-name="T42">l</text:span>lte </text:p>
        </text:list-item>
        <text:list-item>
          <text:p text:style-name="P48">20.1.1951 gestoppt</text:p>
        </text:list-item>
      </text:list>
      <text:p text:style-name="P52">→<text:span text:style-name="T41"> </text:span>Demontage hatte größtenteils Auswirkungen auf Psyche </text:p>
      <text:p text:style-name="P49">→<text:span text:style-name="T41"> </text:span><text:span text:style-name="T7">in langer Aussicht brachte Demontage die Wirtschaft weiter (veraltete Maschinen wurden abgebaut,</text:span></text:p>
      <text:p text:style-name="P49"><text:span text:style-name="T7"><text:s text:c="5"/></text:span><text:span text:style-name="T8">in Westdeutschland</text:span><text:span text:style-name="T7"> durch neue ersetzt,</text:span><text:span text:style-name="T9">USA</text:span><text:span text:style-name="T7"> konnten mit veraltete</text:span><text:span text:style-name="T9">r</text:span><text:span text:style-name="T7"> Technik aus D</text:span><text:span text:style-name="T9">t</text:span><text:span text:style-name="T7">l. nichts anfangen)</text:span></text:p>
      <text:p text:style-name="P59"/>
      <text:p text:style-name="P59"/>
      <text:p text:style-name="P80"><text:span text:style-name="T44">Nachwirkungen </text:span><text:span text:style-name="T46">bis in die</text:span><text:span text:style-name="T44"> heutige Zeit</text:span><text:span text:style-name="T12"> </text:span><text:span text:style-name="T23">(Carl)</text:span></text:p>
      <text:p text:style-name="P91"/>
      <text:p text:style-name="P50">→<text:span text:style-name="T43"> Polen, Griechenland</text:span></text:p>
      <text:p text:style-name="P77"><text:span text:style-name="T16">→</text:span><text:span text:style-name="T17"> </text:span><text:span text:style-name="T16">1992 die Stiftung Polnisch-Deutsche Aussöhnung gegründet</text:span></text:p>
      <text:p text:style-name="P77"><text:span text:style-name="T16">→</text:span><text:span text:style-name="T17"> </text:span><text:span text:style-name="T16">1,3 Milliarden Euro aus Deutschland an Polen </text:span><text:span text:style-name="T18">gezahlt</text:span></text:p>
      <text:p text:style-name="P49"><text:span text:style-name="T10">→ </text:span><text:span text:style-name="T11">2004 wurde </text:span><text:span text:style-name="T10">finanzielle Kompe</text:span><text:span text:style-name="T9">n</text:span><text:span text:style-name="T10">sation</text:span><text:span text:style-name="T11"> an Polen auf etwa 525 Milliarden Euro geschätzt </text:span></text:p>
      <text:p text:style-name="P61"/>
      <text:p text:style-name="P61"/>
      <text:p text:style-name="P72">Quellen</text:p>
      <text:p text:style-name="P76"/>
      <text:p text:style-name="P98"><text:a xlink:type="simple" xlink:href="https://geschichte.salzgitter-ag.com/de/einzelne-geschaeftsbereiche-und-standorte/geschaeftsbereich-flachstahl/salzgitter/ungewisse-zukunft.html" text:style-name="Internet_20_link" text:visited-style-name="Visited_20_Internet_20_Link"><text:span text:style-name="T47">https://geschichte.salzgitter-ag.com/de/einzelne-geschaeftsbereiche-und-standorte/geschaeftsbereich-flachstahl/salzgitter/ungewisse-zukunft.html</text:span></text:a></text:p>
      <text:p text:style-name="P98"><text:a xlink:type="simple" xlink:href="https://www.bpb.de/izpb/10077/wirtschaftsentwicklung-von-1945-bis-1949?p=all" text:style-name="Internet_20_link" text:visited-style-name="Visited_20_Internet_20_Link"><text:span text:style-name="T47">https://www.bpb.de/izpb/10077/wirtschaftsentwicklung-von-1945-bis-1949?p=all</text:span></text:a></text:p>
      <text:p text:style-name="P99"><text:span text:style-name="T48">https://www.hdg.de/lemo/img/galeriebilder/nachkriegsjahre/aufruf-demontagestopp_plakat_L-1993-04-001.jpg </text:span><text:span text:style-name="Internet_20_link"><text:span text:style-name="T48">https://www.waz.de/staedte/essen/mit-dem-letzten-krupp-endete-eine-aera-id211400213.htmlhttps://www.sueddeutsche.de/wirtschaft/200-jahre-krupp-der-deutscheste-aller-industriekonzerne-1.1190327 <text:s text:c="8"/></text:span></text:span><text:span text:style-name="Internet_20_link"><text:span text:style-name="T49">und andere</text:span></text:span></text:p>
      <text:p text:style-name="P99"><text:span text:style-name="Internet_20_link"><text:span text:style-name="T49"/></text:span></text:p>
      <text:p text:style-name="P99"><text:span text:style-name="Internet_20_link"><text:span text:style-name="T49"/></text:span></text:p>
      <text:p text:style-name="P99"><text:span text:style-name="Internet_20_link"><text:span text:style-name="T49"/></text:span></text:p>
      <text:p text:style-name="P99"><text:span text:style-name="Internet_20_link"><text:span text:style-name="T51">Power Point Presentation</text:span></text:span><text:span text:style-name="Internet_20_link"><text:span text:style-name="T52"> <text:s/></text:span></text:span><text:span text:style-name="Internet_20_link"><text:span text:style-name="T50">(Niklas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OpenSymbol1" svg:font-family="Open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" style:family="paragraph" style:parent-style-name="Standard">
      <style:paragraph-properties fo:margin-top="0.494cm" fo:margin-bottom="0.494cm" loext:contextual-spacing="fals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>
      <style:text-properties style:font-name="Symbol" fo:font-family="Symbol" style:font-charset="x-symbol" style:font-name-complex="OpenSymbol1" style:font-family-complex="OpenSymbol, 'Arial Unicode M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11-11T22:32:24.849000000</dc:date>
    <meta:editing-duration>PT5H7M30S</meta:editing-duration>
    <meta:editing-cycles>14</meta:editing-cycles>
    <meta:print-date>2019-11-11T21:27:50.957000000</meta:print-date>
    <meta:document-statistic meta:table-count="0" meta:image-count="0" meta:object-count="0" meta:page-count="4" meta:paragraph-count="120" meta:word-count="894" meta:character-count="7566" meta:non-whitespace-character-count="6650"/>
  </office:meta>
</office:document-meta>
</file>